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 ?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N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Q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K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KPQ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QZ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RQ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XKN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XKO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XKO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OR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KF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ZK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KH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7-20T00:44:13.920831947</dc:date>
    <meta:editing-duration>P3DT7H24M22S</meta:editing-duration>
    <meta:editing-cycles>74</meta:editing-cycles>
    <meta:generator>LibreOffice/7.3.7.2$Linux_X86_64 LibreOffice_project/30$Build-2</meta:generator>
    <meta:document-statistic meta:table-count="1" meta:cell-count="11381" meta:object-count="0"/>
  </office:meta>
</office:document-meta>
</file>